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pitch="fixed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7c06" officeooo:paragraph-rsid="00117c06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 style:parent-style-name="Standard">
      <style:text-properties fo:font-size="10pt" style:font-size-asian="8.75pt" style:font-size-complex="10pt"/>
    </style:style>
    <style:style style:name="P4" style:family="paragraph" style:parent-style-name="Standard">
      <style:text-properties officeooo:paragraph-rsid="0011b4c6"/>
    </style:style>
    <style:style style:name="P5" style:family="paragraph" style:parent-style-name="Standard">
      <style:text-properties officeooo:paragraph-rsid="00139a5f"/>
    </style:style>
    <style:style style:name="P6" style:family="paragraph" style:parent-style-name="Standard">
      <style:text-properties fo:font-size="10pt" officeooo:paragraph-rsid="00139a5f" style:font-size-asian="8.75pt" style:font-size-complex="10pt"/>
    </style:style>
    <style:style style:name="T1" style:family="text">
      <style:text-properties officeooo:rsid="00104414"/>
    </style:style>
    <style:style style:name="T2" style:family="text">
      <style:text-properties officeooo:rsid="00117c06"/>
    </style:style>
    <style:style style:name="T3" style:family="text">
      <style:text-properties style:font-name="Nimbus Roman1" officeooo:rsid="00117c06"/>
    </style:style>
    <style:style style:name="T4" style:family="text">
      <style:text-properties style:font-name="Nimbus Roman" officeooo:rsid="00117c06"/>
    </style:style>
    <style:style style:name="T5" style:family="text">
      <style:text-properties style:font-name="Nimbus Roman1" officeooo:rsid="0011b4c6"/>
    </style:style>
    <style:style style:name="T6" style:family="text">
      <style:text-properties style:font-name="Nimbus Roman" officeooo:rsid="0011b4c6"/>
    </style:style>
    <style:style style:name="T7" style:family="text">
      <style:text-properties officeooo:rsid="0011b4c6"/>
    </style:style>
    <style:style style:name="T8" style:family="text">
      <style:text-properties officeooo:rsid="00139a5f"/>
    </style:style>
    <style:style style:name="T9" style:family="text">
      <style:text-properties style:font-name="Nimbus Roman" officeooo:rsid="00139a5f"/>
    </style:style>
    <style:style style:name="T10" style:family="text">
      <style:text-properties style:font-name="Nimbus Roman1" officeooo:rsid="00139a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arare dagli errori per costruire il futuro</text:p>
      <text:p text:style-name="P2"/>
      <text:p text:style-name="Standard"><text:span text:style-name="T1">Il </text:span>Drin Drin lotta per un'Italia e un'Europa innovativ<text:span text:style-name="T1">a</text:span> e <text:span text:style-name="T2">che sia </text:span>alla frontiera della tecnologia digitale: <text:span text:style-name="T2">abbiamo bisogno di </text:span>più innovazione e meno vuota retorica.</text:p>
      <text:p text:style-name="P3"/>
      <text:p text:style-name="P4">L'Online Safety Act (OSA), appena entrato in vigore nel Regno Unito, è <text:span text:style-name="T2">la prova che buone intenzioni possono generare cattive leggi,</text:span> volt<text:span text:style-name="T2">e</text:span> più a fare uscire titoli sui giornali che ad offrire <text:span text:style-name="T2">effettivi</text:span> benefici ai cittadini, penalizza<text:span text:style-name="T2">ndo oltretutto</text:span> le aziende <text:span text:style-name="T2">e lo sviluppo economico</text:span>.<text:span text:style-name="T3"> Un progetto simile </text:span><text:span text:style-name="T4">è</text:span><text:span text:style-name="T3"> in programmazione anche in Unione Europea, seppur con accorgimenti differenti e principi più solidi: il Digital Service Act. </text:span><text:span text:style-name="T5">Oggi noi europei abbiamo di fronte una opportunit</text:span><text:span text:style-name="T6">à: quella di imparare dagli errori altrui per costruire il nostro futuro.</text:span></text:p>
      <text:p text:style-name="P3"/>
      <text:p text:style-name="P4">Se l'obiettivo di proteggere i minori e contrastare i reati online è lodevole, <text:span text:style-name="T7">la legge promulgata in Regno Unito</text:span> è in contrasto con i principi di proporzionalità, tutela della privacy e promozione dell'innovazione. L'obbligo di verifica della maggiore età impone la raccolta di dati biometrici o documentali, con <text:span text:style-name="T2">un </text:span>elevato rischio di violazioni, fughe di dati e discriminazioni verso chi non dispone di <text:span text:style-name="T2">documentazione</text:span> digital<text:span text:style-name="T2">e</text:span>.</text:p>
      <text:p text:style-name="P4"/>
      <text:p text:style-name="P4">I requisiti di risk assessment, reporting e filtering sono modellati sulle piattaforme globali (primariamente statunitensi), ma si applicano anche a operatori medio-piccoli, limitando la concorrenza e l'innovazione <text:span text:style-name="T7">del Paese anglosassone. </text:span>L'indeterminatezza delle categorie di contenuto "legale ma dannoso" spinge i creatori di contenuti a una autocensura preventiva, con effetti di limitazione di fatto <text:span text:style-name="T7">della</text:span> libertà di espressione. L'esperienza dimostra che filtri basati su IP o DNS sono facilmente aggirabili con VPN, mentre la disinformazione si sposta su canali cifrati, difficili da monitorare.</text:p>
      <text:p text:style-name="P3"/>
      <text:p text:style-name="P5">Questo tipo di leggi <text:span text:style-name="T7">finiscono per essere</text:span> espedienti retorici: non proteggono i cittadini e minano l'innovazione. <text:span text:style-name="T8">Il bisogno di un sistema di verifica dell'et</text:span><text:span text:style-name="T9">à</text:span><text:span text:style-name="T10"> è necessario, ma va costruito con raziocinio, </text:span><text:span text:style-name="T5">norme precise, proporzionate e socialmente sostenibili: questo è il solo modo per costruire un ecosistema sicuro e al contempo competitivo e libero. </text:span><text:span text:style-name="T10">Questo strumento va applicato esclusivamente a quei servizi e siti web che effettivamente offrono contenuti realmente dannosi per minori, che rappresentano una netta minoranza rispetto all'insieme della rete e per cui esiste gi</text:span><text:span text:style-name="T9">à</text:span><text:span text:style-name="T10"> una regolamentazione, ma che evidentemente è debole e necessita di revisione. Un'applicazione generalizzata, come avvenuto in Regno Unito, rischia di limitare l'accesso a risorse fondamentali per la formazione intellettuale e lo sviluppo dello spirito critico, come “L'enciclopedia libera e collaborativa Wikipedia” e altre piattaforme educative.</text:span></text:p>
      <text:p text:style-name="P6"/>
      <text:p text:style-name="P5">L'Italia e l'Europa devono <text:span text:style-name="T7">quindi f</text:span>ocalizzarsi sulla costruzione di aziende e professionalità leader nella frontiera tecnologica, digitale e non solo, non nel legislare in modo improprio. Se anche tu credi che la tutela dei cittadini e l'innovazione siano valori fondamentali, iscriviti al Drin Dri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pitch="fixed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1" fo:font-size="12pt" fo:language="en" fo:country="US" style:letter-kerning="true" style:font-name-asian="Nimbus Sans1" style:font-size-asian="10.5pt" style:language-asian="zh" style:country-asian="CN" style:font-name-complex="Nimbus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1" fo:font-size="12pt" fo:language="en" fo:country="US" style:letter-kerning="true" style:font-name-asian="Nimbus Sans1" style:font-size-asian="10.5pt" style:language-asian="zh" style:country-asian="CN" style:font-name-complex="Nimbus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imbus Sans1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4:15:06.105641617</meta:creation-date>
    <dc:date>2025-08-08T14:55:33.110995224</dc:date>
    <meta:editing-duration>PT14M58S</meta:editing-duration>
    <meta:editing-cycles>2</meta:editing-cycles>
    <meta:generator>LibreOffice/24.8.4.2$Linux_X86_64 LibreOffice_project/480$Build-2</meta:generator>
    <meta:document-statistic meta:table-count="0" meta:image-count="0" meta:object-count="0" meta:page-count="1" meta:paragraph-count="7" meta:word-count="440" meta:character-count="3023" meta:non-whitespace-character-count="2590"/>
  </office:meta>
</office:document-meta>
</file>